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courier new" svg:font-family="'courier new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erif1" svg:font-family="'Liberation Serif'" style:font-pitch="variable"/>
    <style:font-face style:name="courier new1" svg:font-family="'courier new', courier, 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2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Index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fo:background-color="#ffff00"/>
    </style:style>
    <style:style style:name="P7" style:family="paragraph" style:parent-style-name="Text_20_body" style:master-page-name="">
      <style:paragraph-properties fo:margin-left="0cm" fo:margin-right="0cm" fo:margin-top="0cm" fo:margin-bottom="0.247cm" fo:line-height="120%" fo:text-indent="0cm" style:auto-text-indent="false" style:page-number="auto" style:writing-mode="page">
        <style:tab-stops>
          <style:tab-stop style:position="17cm" style:type="right" style:leader-style="solid" style:leader-text="_"/>
        </style:tab-stops>
      </style:paragraph-properties>
    </style:style>
    <style:style style:name="P8" style:family="paragraph" style:parent-style-name="Text_20_body" style:master-page-name="">
      <style:paragraph-properties fo:margin-left="0.792cm" fo:margin-right="0cm" fo:margin-top="0cm" fo:margin-bottom="0.247cm" fo:line-height="120%" fo:text-indent="0cm" style:auto-text-indent="false" style:page-number="auto" style:writing-mode="page">
        <style:tab-stops>
          <style:tab-stop style:position="17cm" style:type="right" style:leader-style="solid" style:leader-text="_"/>
        </style:tab-stops>
      </style:paragraph-properties>
    </style:style>
    <style:style style:name="P9" style:family="paragraph" style:parent-style-name="Text_20_body" style:master-page-name="">
      <style:paragraph-properties fo:margin-left="0.792cm" fo:margin-right="0cm" fo:margin-top="0cm" fo:margin-bottom="0.247cm" fo:line-height="120%" fo:text-indent="0cm" style:auto-text-indent="false" style:page-number="auto"/>
    </style:style>
    <style:style style:name="P10" style:family="paragraph" style:parent-style-name="Text_20_body">
      <style:paragraph-properties fo:margin-left="0.792cm" fo:margin-right="0cm" fo:margin-top="0cm" fo:margin-bottom="0.247cm" fo:line-height="120%" fo:text-indent="0cm" style:auto-text-indent="false" style:writing-mode="page">
        <style:tab-stops>
          <style:tab-stop style:position="17cm" style:type="right" style:leader-style="solid" style:leader-text="_"/>
        </style:tab-stops>
      </style:paragraph-properties>
    </style:style>
    <style:style style:name="P11" style:family="paragraph" style:parent-style-name="Text_20_body" style:list-style-name="L1">
      <style:text-properties fo:color="#0000cc"/>
    </style:style>
    <style:style style:name="P12" style:family="paragraph" style:parent-style-name="Text_20_body" style:list-style-name="L1">
      <style:paragraph-properties fo:margin-top="0cm" fo:margin-bottom="0cm"/>
      <style:text-properties fo:color="#0000cc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master-page-name="">
      <style:paragraph-properties fo:margin-left="0.792cm" fo:margin-right="0cm" fo:margin-top="0cm" fo:margin-bottom="0.247cm" fo:line-height="120%" fo:text-indent="0cm" style:auto-text-indent="false" style:page-number="auto" style:writing-mode="page">
        <style:tab-stops>
          <style:tab-stop style:position="17cm" style:type="right" style:leader-style="solid" style:leader-text="_"/>
        </style:tab-stops>
      </style:paragraph-properties>
      <style:text-properties style:font-name="Liberation Serif1" fo:font-size="12pt" fo:background-color="#ffff99" style:font-size-asian="12pt" style:font-size-complex="12pt"/>
    </style:style>
    <style:style style:name="P15" style:family="paragraph" style:parent-style-name="Text_20_body">
      <style:paragraph-properties fo:margin-left="0.792cm" fo:margin-right="0cm" fo:margin-top="0cm" fo:margin-bottom="0.247cm" fo:line-height="120%" fo:text-indent="0cm" style:auto-text-indent="false" style:writing-mode="page">
        <style:tab-stops>
          <style:tab-stop style:position="17cm" style:type="right" style:leader-style="solid" style:leader-text="_"/>
        </style:tab-stops>
      </style:paragraph-properties>
      <style:text-properties style:font-name="Liberation Serif1" fo:font-size="12pt" fo:background-color="#ffff99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.247cm" fo:line-height="120%"/>
    </style:style>
    <style:style style:name="T1" style:family="text">
      <style:text-properties style:font-name="Courier" fo:font-size="11pt" fo:background-color="transparent" style:font-size-asian="11pt" style:font-size-complex="11pt" loext:char-shading-value="0"/>
    </style:style>
    <style:style style:name="T2" style:family="text">
      <style:text-properties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courier new"/>
    </style:style>
    <style:style style:name="T5" style:family="text">
      <style:text-properties style:font-name="courier new" fo:background-color="transparent"/>
    </style:style>
    <style:style style:name="T6" style:family="text">
      <style:text-properties style:font-name="Liberation Serif1" fo:background-color="transparent" loext:char-shading-value="0"/>
    </style:style>
    <style:style style:name="T7" style:family="text">
      <style:text-properties style:font-name="Liberation Serif1" fo:font-size="12pt" fo:background-color="transparent" style:font-size-asian="12pt" style:font-size-complex="12pt" loext:char-shading-value="0"/>
    </style:style>
    <style:style style:name="T8" style:family="text">
      <style:text-properties style:font-name="Liberation Serif1" fo:font-size="12pt" fo:background-color="#ffff00" style:font-size-asian="12pt" style:font-size-complex="12pt" loext:char-shading-value="0"/>
    </style:style>
    <style:style style:name="T9" style:family="text">
      <style:text-properties style:font-name="Liberation Serif1" fo:font-size="12pt" fo:background-color="#ffff99" style:font-size-asian="12pt" style:font-size-complex="12pt" loext:char-shading-value="0"/>
    </style:style>
    <style:style style:name="T10" style:family="text">
      <style:text-properties fo:color="#0000cc"/>
    </style:style>
    <style:style style:name="T11" style:family="text">
      <style:text-properties fo:color="#0000cc" fo:font-weight="bold" style:font-weight-asian="bold" style:font-weight-complex="bold"/>
    </style:style>
    <style:style style:name="T12" style:family="text">
      <style:text-properties fo:color="#0000cc" style:font-name="Courier" fo:font-size="11pt" fo:background-color="transparent" style:font-size-asian="11pt" style:font-size-complex="11pt" loext:char-shading-value="0"/>
    </style:style>
    <style:style style:name="T13" style:family="text">
      <style:text-properties fo:color="#0000cc" style:font-name="courier new1" fo:background-color="transparent"/>
    </style:style>
    <style:style style:name="T14" style:family="text">
      <style:text-properties fo:color="#0000cc" style:font-name="courier new" fo:background-color="transparent"/>
    </style:style>
    <style:style style:name="T15" style:family="text">
      <style:text-properties fo:background-color="#ffff99" loext:char-shading-value="0"/>
    </style:style>
    <text:list-style style:name="L1">
      <text:list-level-style-bullet text:level="1" text:style-name="Bullet_20_Symbols" text:bullet-char="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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Évaluation </text:p>
      <text:p text:style-name="P3">Durée : 45mn</text:p>
      <text:p text:style-name="P2"><text:line-break/>Répondez directement dans ce fichier en complétant les blancs (signalés par un surlignage jaune).<text:line-break/><text:span text:style-name="T3">Envoyez ce document complété en pièce jointe à </text:span><text:a xlink:type="simple" xlink:href="mailto:lboubchir@univ-paris8.fr" text:style-name="Internet_20_link" text:visited-style-name="Visited_20_Internet_20_Link"><text:span text:style-name="T11">lboubchir@univ-paris8.fr</text:span></text:a><text:span text:style-name="T3"> en précisant « REGROUPEMEN IED SEPTEMBRE 2021 » comme sujet du mail. </text:span>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2">Nom</text:p>
          </table:table-cell>
          <table:table-cell table:style-name="Tableau2.A1" office:value-type="string">
            <text:p text:style-name="P5">Prénom</text:p>
          </table:table-cell>
          <table:table-cell table:style-name="Tableau2.A1" office:value-type="string">
            <text:p text:style-name="P5">Numéro étudiant</text:p>
          </table:table-cell>
        </table:table-row>
        <table:table-row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  <text:p text:style-name="P5"/>
          </table:table-cell>
        </table:table-row>
      </table:table>
      <text:p text:style-name="Object_20_index_20_heading">Exercice 1</text:p>
      <text:p text:style-name="P9">1. Indiquez comment créer l'arborescence suivante depuis la console avec un minimum de commandes :</text:p>
      <text:list xml:id="list6881376626907548694" text:style-name="L1">
        <text:list-item>
          <text:p text:style-name="P12">Langages </text:p>
          <text:list>
            <text:list-item>
              <text:p text:style-name="P12">C </text:p>
            </text:list-item>
            <text:list-item>
              <text:p text:style-name="P12">Python </text:p>
              <text:list>
                <text:list-item>
                  <text:p text:style-name="P12">cours </text:p>
                </text:list-item>
                <text:list-item>
                  <text:p text:style-name="P12">exercices </text:p>
                </text:list-item>
              </text:list>
            </text:list-item>
          </text:list>
        </text:list-item>
        <text:list-item>
          <text:p text:style-name="P11">Documents </text:p>
        </text:list-item>
      </text:list>
      <text:p text:style-name="P14"><text:tab/></text:p>
      <text:p text:style-name="P14"><text:tab/></text:p>
      <text:list xml:id="list5548902290318586852" text:style-name="L2">
        <text:list-item>
          <text:p text:style-name="P16">Expliquez la différence entre les commandes<text:span text:style-name="T10"> ls --all</text:span> et <text:span text:style-name="T10">ls -all</text:span> ?</text:p>
        </text:list-item>
      </text:list>
      <text:p text:style-name="P14"><text:tab/></text:p>
      <text:p text:style-name="P14"><text:tab/></text:p>
      <text:p text:style-name="Object_20_index_20_heading">Exercice 2</text:p>
      <text:p text:style-name="Text_20_body">Dupont a fait une erreur de frappe, il a saisie la commande  <text:span text:style-name="T4">mv a b/*</text:span> au lieu de <text:span text:style-name="T4">mv b/* a</text:span></text:p>
      <text:list xml:id="list147107379224847080" text:style-name="L3">
        <text:list-item>
          <text:p text:style-name="P13">A quoi sert la commande <text:span text:style-name="T10">mv </text:span>? </text:p>
        </text:list-item>
      </text:list>
      <text:p text:style-name="P14"><text:tab/></text:p>
      <text:p text:style-name="P14"><text:tab/></text:p>
      <text:list xml:id="list1099504903" text:continue-numbering="true" text:style-name="L3">
        <text:list-item>
          <text:p text:style-name="P13">Que s'est-il passé à la place si <text:span text:style-name="T10">b</text:span> est un répertoire vide ? Expliquez pourquoi cela se produit. </text:p>
        </text:list-item>
      </text:list>
      <text:p text:style-name="P14"><text:tab/></text:p>
      <text:p text:style-name="P14"><text:soft-page-break/><text:tab/></text:p>
      <text:list xml:id="list532664064" text:continue-numbering="true" text:style-name="L3">
        <text:list-item>
          <text:p text:style-name="P13">Que s'est-il passé à la place si <text:span text:style-name="T10">b </text:span>est un répertoire qui contient des fichiers texte ? Expliquez pourquoi cela se produit. </text:p>
        </text:list-item>
      </text:list>
      <text:p text:style-name="P14"><text:tab/></text:p>
      <text:p text:style-name="P14"><text:tab/></text:p>
      <text:list xml:id="list2023624730" text:continue-numbering="true" text:style-name="L3">
        <text:list-item>
          <text:p text:style-name="P13">Que s'est-il passé à la place si <text:span text:style-name="T10">b</text:span> est un répertoire contenant 1 sous-répertoire et aucun autre fichier ? Expliquez pourquoi cela se produit. </text:p>
        </text:list-item>
      </text:list>
      <text:p text:style-name="P14"><text:tab/></text:p>
      <text:p text:style-name="P14"><text:tab/></text:p>
      <text:p text:style-name="Object_20_index_20_heading">Exercice 3</text:p>
      <text:p text:style-name="P7"><text:span text:style-name="T6">D’après la ligne suivante :<text:line-break/></text:span><text:span text:style-name="T12">drwxr-xr-- <text:s text:c="2"/>6 dupont <text:s/>student <text:s text:c="2"/>1024 26 jan 10:00 test</text:span></text:p>
      <text:p text:style-name="P8"><text:span text:style-name="T1"><text:line-break/>1.</text:span><text:span text:style-name="T7">Quel est le type de fichier ? </text:span><text:span text:style-name="T9"><text:tab/></text:span></text:p>
      <text:p text:style-name="P10"><text:span text:style-name="T9"><text:tab/></text:span><text:span text:style-name="T7"><text:line-break/>2. </text:span><text:span text:style-name="T7">Qui a le droit de modifier ce fichier ? </text:span><text:span text:style-name="T9"><text:tab/></text:span></text:p>
      <text:p text:style-name="P10"><text:span text:style-name="T9"><text:tab/></text:span><text:span text:style-name="T8"><text:line-break/></text:span><text:span text:style-name="T7">3. Qui <text:s/>n’est pas autorisé à voir le contenu de ce fichier ? </text:span><text:span text:style-name="T9"><text:tab/></text:span></text:p>
      <text:p text:style-name="P15"><text:tab/></text:p>
      <text:p text:style-name="Object_20_index_20_heading">Exercice 4</text:p>
      <text:p text:style-name="Text_20_body">Indiquez les commandes à saisir :</text:p>
      <text:p text:style-name="P6"><text:span text:style-name="T2">Pour se déplacer dans son répertoire personnel : $ </text:span><text:span text:style-name="T15"><text:tab/></text:span><text:span text:style-name="T2"><text:line-break/>Pour revenir dans le répertoire parent : $ </text:span><text:span text:style-name="T15"><text:tab/></text:span><text:span text:style-name="T2"><text:line-break/>Pour renommer le fichier </text:span><text:span text:style-name="T14">tic</text:span><text:span text:style-name="T5"> </text:span><text:span text:style-name="T2">en </text:span><text:span text:style-name="T13">toc</text:span><text:span text:style-name="T2"> : $ </text:span><text:span text:style-name="T15"><text:tab/></text:span><text:span text:style-name="T2"><text:line-break/>Pour supprimer le fichier </text:span><text:span text:style-name="T5">toc</text:span><text:span text:style-name="T2"> : $ </text:span><text:span text:style-name="T15"><text:tab/></text:span><text:span text:style-name="T2"><text:line-break/>Pour créer un dossier nommé </text:span><text:span text:style-name="T14">folder</text:span><text:span text:style-name="T2"> : $ </text:span><text:span text:style-name="T15"><text:tab/></text:span><text:span text:style-name="T2"><text:line-break/>Pour savoir où on est : $ </text:span><text:span text:style-name="T15"><text:tab/></text:span><text:span text:style-name="T2"><text:line-break/>Pour lister les fichiers du répertoire courant en affichant les fichiers cachés  : $ </text:span><text:span text:style-name="T15"><text:tab/></text:span><text:span text:style-name="T2"><text:line-break/>Pour effacer le répertoire </text:span><text:span text:style-name="T14">folder</text:span><text:span text:style-name="T2"> qui contient des fichiers : $ </text:span><text:span text:style-name="T15"><text:tab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courier new" svg:font-family="'courier new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erif1" svg:font-family="'Liberation Serif'" style:font-pitch="variable"/>
    <style:font-face style:name="courier new1" svg:font-family="'courier new', courier, 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02cm solid #808080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Footer" style:family="paragraph" style:parent-style-name="Standard" style:class="extra">
      <style:paragraph-properties fo:padding="0.049cm" fo:border-left="none" fo:border-right="none" fo:border-top="0.002cm solid #666666" fo:border-bottom="none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Université Paris 8 – IED <text:s text:c="66"/>– Informatique fondamental<text:tab/><text:page-number text:select-page="current">2</text:page-number>/<text:page-count>2</text:page-count></text:p>
      </style:header>
      <style:footer>
        <text:p text:style-name="MP1"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4T20:51:29.607764000</meta:creation-date>
    <dc:date>2021-09-16T23:47:52</dc:date>
    <meta:editing-duration>PT6H21M11S</meta:editing-duration>
    <meta:editing-cycles>56</meta:editing-cycles>
    <meta:generator>OpenOffice/4.1.10$Unix OpenOffice.org_project/4110m2$Build-9807</meta:generator>
    <dc:creator>LaB </dc:creator>
    <meta:document-statistic meta:table-count="1" meta:image-count="0" meta:object-count="0" meta:page-count="2" meta:paragraph-count="44" meta:word-count="320" meta:character-count="1822"/>
  </office:meta>
</office:document-meta>
</file>